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iodiversitylibrary.org/page/33767725" xlink:type="simple">http://biodiversitylibrary.org/page/33767725</text:a></text:p>
          </table:table-cell>
          <table:table-cell office:value-type="string" calcext:value-type="string">
            <text:p>Phellinodes cascaria (Schaus)</text:p>
          </table:table-cell>
          <table:table-cell office:value-type="string" calcext:value-type="string">
            <text:p>Mexico to Venezuela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tre México y Venezuel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hedylaria</text:p>
          </table:table-cell>
          <table:table-cell office:value-type="string" calcext:value-type="string">
            <text:p>“S. America”? N. Brazil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 el norte de Suraméric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conifera</text:p>
          </table:table-cell>
          <table:table-cell office:value-type="string" calcext:value-type="string">
            <text:p>Surinam, Amazons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digitalcommons.unl.edu/cgi/viewcontent.cgi?article=1897&amp;context=insectamundi" xlink:type="simple">http://digitalcommons.unl.edu/cgi/viewcontent.cgi?article=1897&amp;context=insectamundi</text:a></text:p>
          </table:table-cell>
          <table:table-cell office:value-type="string" calcext:value-type="string">
            <text:p>Macrosoma conifera (W. Warren 1897)</text:p>
          </table:table-cell>
          <table:table-cell office:value-type="string" calcext:value-type="string">
            <text:p>Records from Morne Bleu only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Cock (2014) An updated and annotated checklist of the Hedylidae and Hesperiidae (Lepidoptera) <text:s/>of Trinidad, West Indies. Insecta Mundi 0393: 1–40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Colombia, el escudo Guayanés, Amazonas y la Isla de Trinidad</text:p>
          </table:table-cell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4400769" xlink:type="simple">http://biodiversitylibrary.org/page/24400769</text:a></text:p>
          </table:table-cell>
          <table:table-cell office:value-type="string" calcext:value-type="string">
            <text:p>Coliade lyside</text:p>
          </table:table-cell>
          <table:table-cell office:value-type="string" calcext:value-type="string">
            <text:p>Elle eft de quatrième taille, d'un blanc-jaunâtre, <text:s/>notamment vers l'extréoiité. ijes premières ailes <text:s/>ont le fommet un peu aigu êi la bafe d'un jaune- <text:s/>foncé. Les fécondes ailes font arrcudies. Le def- <text:s/>fous des unes &amp; des autres ne diffère du deflus <text:s/>que parce qu'il eft un peu luifant , &amp; parce que les <text:s/>inférieures ont le milieu marqué d'une iiL-rvure <text:s/>Irès-faillanie. Les antennes fout courtes, griialres, <text:s/>avec le bout de la maffue ferrugineux. <text:s text:c="3"/>Elle habite 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Ganyra josephina</text:p>
          </table:table-cell>
          <table:table-cell office:value-type="string" calcext:value-type="string">
            <text:p><text:a xlink:href="http://biodiversitylibrary.org/page/24400829" xlink:type="simple">http://biodiversitylibrary.org/page/24400829</text:a></text:p>
          </table:table-cell>
          <table:table-cell office:value-type="string" calcext:value-type="string">
            <text:p>Pieris josephin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nteos maerula</text:p>
          </table:table-cell>
          <table:table-cell office:value-type="string" calcext:value-type="string">
            <text:p><text:a xlink:href="http://biodiversitylibrary.org/page/24400760" xlink:type="simple">http://biodiversitylibrary.org/page/24400760</text:a></text:p>
          </table:table-cell>
          <table:table-cell office:value-type="string" calcext:value-type="string">
            <text:p>Colias maerula</text:p>
          </table:table-cell>
          <table:table-cell table:number-columns-repeated="3"/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table:style-name="ce1" office:value-type="string" calcext:value-type="string">
            <text:p><text:a xlink:href="http://biodiversitylibrary.org/page/52750070" xlink:type="simple">http://biodiversitylibrary.org/page/52750070</text:a></text:p>
          </table:table-cell>
          <table:table-cell office:value-type="string" calcext:value-type="string">
            <text:p>Papilio vanillae</text:p>
          </table:table-cell>
          <table:table-cell office:value-type="string" calcext:value-type="string">
            <text:p>Alae maculis argenteis primorum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Anartia amathea</text:p>
          </table:table-cell>
          <table:table-cell office:value-type="string" calcext:value-type="string">
            <text:p><text:a xlink:href="http://biodiversitylibrary.org/page/52750066" xlink:type="simple">http://biodiversitylibrary.org/page/52750066</text:a></text:p>
          </table:table-cell>
          <table:table-cell office:value-type="string" calcext:value-type="string">
            <text:p>Papilio amath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Collobura dirce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dirc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plexipp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Rhabdodryas trite</text:p>
          </table:table-cell>
          <table:table-cell office:value-type="string" calcext:value-type="string">
            <text:p><text:a xlink:href="http://biodiversitylibrary.org/page/52750057" xlink:type="simple">http://biodiversitylibrary.org/page/52750057</text:a></text:p>
          </table:table-cell>
          <table:table-cell office:value-type="string" calcext:value-type="string">
            <text:p>Papilio trit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52750058" xlink:type="simple">http://biodiversitylibrary.org/page/52750058</text:a></text:p>
          </table:table-cell>
          <table:table-cell office:value-type="string" calcext:value-type="string">
            <text:p>Papilio senna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erato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erato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melpomene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melpomen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office:value-type="string" calcext:value-type="string">
            <text:p>Papilio maximum fulc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52750053" xlink:type="simple">http://biodiversitylibrary.org/page/52750053</text:a></text:p>
          </table:table-cell>
          <table:table-cell office:value-type="string" calcext:value-type="string">
            <text:p>Papilio stelene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188747" xlink:type="simple">http://biodiversitylibrary.org/page/188747</text:a></text:p>
          </table:table-cell>
          <table:table-cell office:value-type="string" calcext:value-type="string">
            <text:p>Papilio sulphureus ….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41398747" xlink:type="simple">http://biodiversitylibrary.org/page/41398747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nartia jatrophae</text:p>
          </table:table-cell>
          <table:table-cell office:value-type="string" calcext:value-type="string">
            <text:p><text:a xlink:href="http://biodiversitylibrary.org/page/41398741" xlink:type="simple">http://biodiversitylibrary.org/page/41398741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office:value-type="string" calcext:value-type="string">
            <text:p><text:a xlink:href="http://biodiversitylibrary.org/page/41398774" xlink:type="simple">http://biodiversitylibrary.org/page/41398774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33" xlink:type="simple">http://biodiversitylibrary.org/page/2566033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45" xlink:type="simple">http://biodiversitylibrary.org/page/2566045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89412" xlink:type="simple">http://biodiversitylibrary.org/page/589412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Centro América</text:p>
          </table:table-cell>
          <table:table-cell office:value-type="string" calcext:value-type="string">
            <text:p>Biologia Centrali-Americana :zoology, botany and archaeology /edited by Frederick Ducane Godman and Osbert Salvin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3617476" xlink:type="simple">http://biodiversitylibrary.org/page/23617476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The butterflies of the eastern United States. For the use of classes in zoology, and private students, by G. H. French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8519145" xlink:type="simple">http://biodiversitylibrary.org/page/28519145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utler (1878) On a small collection of Lepidoptera from Jamaica. Proceedings of the Zoological Society of London. 480-495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39257265" xlink:type="simple">http://biodiversitylibrary.org/page/39257265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Fotografía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Holland (1898) The butterfly book. Nueva York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0670396" xlink:type="simple">http://biodiversitylibrary.org/page/50670396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Descripción</text:p>
          </table:table-cell>
          <table:table-cell/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/>
          <table:table-cell office:value-type="string" calcext:value-type="string">
            <text:p><text:a xlink:href="http://biodiversitylibrary.org/page/50670518" xlink:type="simple">http://biodiversitylibrary.org/page/50670518</text:a></text:p>
          </table:table-cell>
          <table:table-cell table:number-columns-repeated="3"/>
          <table:table-cell office:value-type="string" calcext:value-type="string">
            <text:p>Hipótesis filogenia Pierinae</text:p>
          </table:table-cell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 office:value-type="string" calcext:value-type="string">
            <text:p>Moschoneura pinthous</text:p>
          </table:table-cell>
          <table:table-cell office:value-type="string" calcext:value-type="string">
            <text:p>http://archive.org/stream/carolilinnaeisys12linn#page/488/mode/1up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''Moschoneura pinthous'' fue descrita originalmente por Linnaeus en su obra “Systema naturae” a partir de ejemplares provenientes del nuevo mundo.</text:p>
          </table:table-cell>
          <table:table-cell office:value-type="string" calcext:value-type="string">
            <text:p>Linnaeus (1758) Systema Naturae per Regna Tria Naturae, Secundum Clases, Ordines, Genera, Species, cum Characteribus, Differentiis, Symonymis, Locis. Tomis I. 10th Edition Syst. Nat. (Edn 10) 1 : 1-338, : 339-824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20:41:58.992741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5-18T19:53:50.301468414</meta:creation-date>
    <dc:date>2017-05-20T20:47:02.306420540</dc:date>
    <dc:creator>J R Ferrer Paris</dc:creator>
    <meta:editing-duration>PT3H19M16S</meta:editing-duration>
    <meta:editing-cycles>7</meta:editing-cycles>
    <meta:generator>LibreOffice/4.3.3.2$Linux_X86_64 LibreOffice_project/430m0$Build-2</meta:generator>
    <meta:document-statistic meta:table-count="1" meta:cell-count="190" meta:object-count="0"/>
  </office:meta>
</office:document-meta>
</file>